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cc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25cm" draw:shadow="hidden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marker-start="Arrowheads_20_1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10pt"/>
    </style:style>
    <style:style style:name="T2" style:family="text">
      <style:text-properties fo:font-size="12pt" fo:language="en" fo:country="US"/>
    </style:style>
    <style:style style:name="T3" style:family="text">
      <style:text-properties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4.5cm" svg:height="3cm" svg:x="4.55cm" svg:y="3.635cm">
          <text:p text:style-name="P5"/>
        </draw:rect>
        <draw:rect draw:style-name="gr2" draw:text-style-name="P1" draw:layer="layout" svg:width="4cm" svg:height="4cm" svg:x="12.55cm" svg:y="3.135cm">
          <text:p text:style-name="P5"/>
        </draw:rect>
        <draw:rect draw:style-name="gr3" draw:text-style-name="P3" draw:id="id2" draw:layer="layout" svg:width="2cm" svg:height="0.5cm" svg:x="12.55cm" svg:y="4.635cm">
          <text:p text:style-name="P2"><text:span text:style-name="T1">battery</text:span></text:p>
        </draw:rect>
        <draw:rect draw:style-name="gr3" draw:text-style-name="P3" draw:id="id6" draw:layer="layout" svg:width="2cm" svg:height="0.5cm" svg:x="12.55cm" svg:y="5.135cm">
          <text:p text:style-name="P2"><text:span text:style-name="T1">signal</text:span></text:p>
        </draw:rect>
        <draw:rect draw:style-name="gr3" draw:text-style-name="P3" draw:id="id4" draw:layer="layout" svg:width="2cm" svg:height="0.5cm" svg:x="12.55cm" svg:y="5.635cm">
          <text:p text:style-name="P2"><text:span text:style-name="T1">model</text:span></text:p>
        </draw:rect>
        <draw:rect draw:style-name="gr3" draw:text-style-name="P3" draw:layer="layout" svg:width="2cm" svg:height="0.5cm" svg:x="12.55cm" svg:y="6.135cm">
          <text:p text:style-name="P2"><text:span text:style-name="T1">manufact.</text:span></text:p>
        </draw:rect>
        <draw:frame draw:style-name="gr4" draw:text-style-name="P5" draw:layer="layout" svg:width="4cm" svg:height="1.25cm" svg:x="12.55cm" svg:y="3.135cm">
          <draw:text-box>
            <text:p text:style-name="P4">Handy</text:p>
          </draw:text-box>
        </draw:frame>
        <draw:frame draw:style-name="gr5" draw:text-style-name="P6" draw:id="id1" draw:layer="layout" svg:width="3.5cm" svg:height="0.725cm" svg:x="5.05cm" svg:y="4.41cm">
          <draw:text-box>
            <text:p text:style-name="P6"><text:span text:style-name="T2">Batterie</text:span></text:p>
          </draw:text-box>
        </draw:frame>
        <draw:frame draw:style-name="gr5" draw:text-style-name="P6" draw:id="id5" draw:layer="layout" svg:width="3.5cm" svg:height="0.725cm" svg:x="5.05cm" svg:y="5.91cm">
          <draw:text-box>
            <text:p text:style-name="P6"><text:span text:style-name="T2">Signalstärke</text:span></text:p>
          </draw:text-box>
        </draw:frame>
        <draw:frame draw:style-name="gr5" draw:text-style-name="P6" draw:id="id3" draw:layer="layout" svg:width="3.5cm" svg:height="0.725cm" svg:x="5.05cm" svg:y="5.135cm">
          <draw:text-box>
            <text:p text:style-name="P6"><text:span text:style-name="T2">Modellnummer</text:span></text:p>
          </draw:text-box>
        </draw:frame>
        <draw:frame draw:style-name="gr6" draw:text-style-name="P7" draw:layer="layout" svg:width="4.5cm" svg:height="0.603cm" svg:x="4.55cm" svg:y="3.635cm">
          <draw:text-box>
            <text:p text:style-name="P7"><text:span text:style-name="T3">Verzeichnis: mein_handy</text:span></text:p>
          </draw:text-box>
        </draw:frame>
        <draw:connector draw:style-name="gr7" draw:text-style-name="P1" draw:layer="layout" draw:type="curve" svg:x1="8.55cm" svg:y1="4.772cm" svg:x2="12.55cm" svg:y2="4.885cm" draw:start-shape="id1" draw:start-glue-point="1" draw:end-shape="id2" draw:end-glue-point="3">
          <text:p text:style-name="P5"/>
        </draw:connector>
        <draw:connector draw:style-name="gr7" draw:text-style-name="P1" draw:layer="layout" draw:type="curve" svg:x1="8.55cm" svg:y1="5.497cm" svg:x2="12.55cm" svg:y2="5.885cm" draw:start-shape="id3" draw:start-glue-point="1" draw:end-shape="id4">
          <text:p text:style-name="P5"/>
        </draw:connector>
        <draw:connector draw:style-name="gr7" draw:text-style-name="P1" draw:layer="layout" draw:type="curve" svg:x1="8.55cm" svg:y1="6.272cm" svg:x2="12.55cm" svg:y2="5.385cm" draw:start-shape="id5" draw:start-glue-point="1" draw:end-shape="id6" draw:end-glue-point="3">
          <text:p text:style-name="P5"/>
        </draw:connector>
        <draw:line draw:style-name="gr8" draw:text-style-name="P1" draw:layer="layout" svg:x1="10.55cm" svg:y1="2.135cm" svg:x2="10.55cm" svg:y2="7.635cm">
          <text:p text:style-name="P5"/>
        </draw:line>
        <draw:frame draw:style-name="gr9" draw:text-style-name="P5" draw:layer="layout" svg:width="4.5cm" svg:height="0.963cm" svg:x="4.55cm" svg:y="2.135cm">
          <draw:text-box>
            <text:p text:style-name="P2">Symbolbaum</text:p>
          </draw:text-box>
        </draw:frame>
        <draw:frame draw:style-name="gr10" draw:text-style-name="P5" draw:layer="layout" svg:width="4cm" svg:height="1cm" svg:x="12.55cm" svg:y="2.135cm">
          <draw:text-box>
            <text:p text:style-name="P2">virt. Gerä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635cm" fo:margin-bottom="0.672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Win32 OpenOffice.org_project/680m104$Build-8913</meta:generator>
    <meta:initial-creator>Hannes Matuschek</meta:initial-creator>
    <meta:creation-date>2005-06-04T10:32:56</meta:creation-date>
    <dc:creator>Hannes Matuschek</dc:creator>
    <dc:date>2005-06-04T10:51:23</dc:date>
    <dc:language>en-US</dc:language>
    <meta:editing-cycles>2</meta:editing-cycles>
    <meta:editing-duration>PT2M43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